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a49da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a49da" officeooo:paragraph-rsid="000a49da"/>
    </style:style>
    <style:style style:name="T1" style:family="text">
      <style:text-properties officeooo:rsid="000968d5"/>
    </style:style>
    <style:style style:name="T2" style:family="text">
      <style:text-properties officeooo:rsid="000a49da"/>
    </style:style>
    <style:style style:name="T3" style:family="text">
      <style:text-properties officeooo:rsid="000cf10c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<text:span text:style-name="T3">6</text:span>318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18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18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27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27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27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36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36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36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45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45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45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54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54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54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63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63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63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72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72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72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81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81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81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6390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90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90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5409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4509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3609</text:p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9:13:27.586303823</meta:creation-date>
    <dc:date>2022-09-10T19:30:52.711778605</dc:date>
    <meta:editing-duration>PT8M2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20" meta:word-count="330" meta:character-count="2460" meta:non-whitespace-character-count="2190"/>
  </office:meta>
</office:document-meta>
</file>